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tsal=# select * from following;</text:p>
      <text:p text:style-name="Preformatted_20_Text"><text:s/>followee | followers | col_sds </text:p>
      <text:p text:style-name="Preformatted_20_Text">----------+-----------+---------</text:p>
      <text:p text:style-name="Preformatted_20_Text"><text:s/>A <text:s text:c="7"/>| {X,Y,C} <text:s text:c="2"/>| <text:s text:c="6"/>0</text:p>
      <text:p text:style-name="Preformatted_20_Text"><text:s/>B <text:s text:c="7"/>| {D} <text:s text:c="6"/>| <text:s text:c="6"/>2</text:p>
      <text:p text:style-name="Preformatted_20_Text"><text:s/>C <text:s text:c="7"/>| {NULL} <text:s text:c="3"/>| <text:s text:c="6"/>0</text:p>
      <text:p text:style-name="Preformatted_20_Text"><text:s/>D <text:s text:c="7"/>| {L,A} <text:s text:c="4"/>| <text:s text:c="6"/>3</text:p>
      <text:p text:style-name="Preformatted_20_Text"><text:s/>X <text:s text:c="7"/>| {NULL} <text:s text:c="3"/>| <text:s text:c="6"/>0</text:p>
      <text:p text:style-name="Preformatted_20_Text"><text:s/>Y <text:s text:c="7"/>| {NULL} <text:s text:c="3"/>| <text:s text:c="6"/>0</text:p>
      <text:p text:style-name="Preformatted_20_Text"><text:s/>L <text:s text:c="7"/>| {NULL} <text:s text:c="3"/>| <text:s text:c="6"/>0</text:p>
      <text:p text:style-name="Preformatted_20_Text"/>
      <text:p text:style-name="Preformatted_20_Text"/>
      <text:p text:style-name="Preformatted_20_Text"/>
      <text:p text:style-name="Preformatted_20_Text">create function sds(followee varchar(50), followers varchar(50)[])</text:p>
      <text:p text:style-name="Preformatted_20_Text">returns integer </text:p>
      <text:p text:style-name="Preformatted_20_Text">as $$</text:p>
      <text:p text:style-name="Preformatted_20_Text">arr = []</text:p>
      <text:p text:style-name="Preformatted_20_Text">for i in followers:</text:p>
      <text:p text:style-name="Preformatted_20_Text"><text:s text:c="4"/>query = "select followers from following where followee = '%s'"</text:p>
      <text:p text:style-name="Preformatted_20_Text"><text:s text:c="4"/>res = plpy.execute(query%i)</text:p>
      <text:p text:style-name="Preformatted_20_Text"><text:s text:c="4"/>#p = 'Result('+i+')' + str(res[0]['followers'])</text:p>
      <text:p text:style-name="Preformatted_20_Text"><text:s text:c="4"/>#plpy.info(p)</text:p>
      <text:p text:style-name="Preformatted_20_Text"><text:s text:c="4"/>if len(res) == 0:</text:p>
      <text:p text:style-name="Preformatted_20_Text"><text:s text:c="8"/>continue</text:p>
      <text:p text:style-name="Preformatted_20_Text"><text:s text:c="4"/>for x in res[0]['followers']:</text:p>
      <text:p text:style-name="Preformatted_20_Text"><text:s text:c="8"/>if x is not None:</text:p>
      <text:p text:style-name="Preformatted_20_Text"><text:s text:c="12"/>arr.append(x)</text:p>
      <text:p text:style-name="Preformatted_20_Text">#p = 'Array'+str(arr)</text:p>
      <text:p text:style-name="Preformatted_20_Text">#plpy.info(p)</text:p>
      <text:p text:style-name="Preformatted_20_Text">return len(arr)</text:p>
      <text:p text:style-name="Preformatted_20_Text">$$language </text:p>
      <text:p text:style-name="Preformatted_20_Text">plpythonu;</text:p>
      <text:p text:style-name="Preformatted_20_Text"/>
      <text:p text:style-name="Preformatted_20_Text">vatsal=# update following </text:p>
      <text:p text:style-name="Preformatted_20_Text">set col_sds = sds(followee, followers);</text:p>
      <text:p text:style-name="Preformatted_20_Text"/>
      <text:p text:style-name="Preformatted_20_Text">vatsal=# insert into following(followee, followers)</text:p>
      <text:p text:style-name="Preformatted_20_Text">values</text:p>
      <text:p text:style-name="Preformatted_20_Text">('X', array[null]),</text:p>
      <text:p text:style-name="Preformatted_20_Text">('Y', array[null]),</text:p>
      <text:p text:style-name="Preformatted_20_Text">('L', array[null]);</text:p>
      <text:p text:style-name="Preformatted_20_Text"/>
      <text:p text:style-name="Preformatted_20_Text">vatsal=# alter table following add column col_sds integer;</text:p>
      <text:p text:style-name="Preformatted_20_Text"/>
      <text:p text:style-name="Preformatted_20_Text">vatsal=# create table test ( </text:p>
      <text:p text:style-name="Preformatted_20_Text"><text:s/>followee varchar(50), followers varchar(50)[]) </text:p>
      <text:p text:style-name="Preformatted_20_Text">;</text:p>
      <text:p text:style-name="Preformatted_20_Text"/>
      <text:p text:style-name="Preformatted_20_Text">vatsal=# insert into test( followee , followers) values </text:p>
      <text:p text:style-name="Preformatted_20_Text">('X', array[null]), </text:p>
      <text:p text:style-name="Preformatted_20_Text">('Y', array[null]), </text:p>
      <text:p text:style-name="Preformatted_20_Text">('L', array[null]), </text:p>
      <text:p text:style-name="Preformatted_20_Text">('A', array['X','Y']);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//Assumption : If B follows A (A&lt;-B) and A follows B (B&lt;-A), <text:s/>//then I considered that A will have A as a second degree //follower and similarly for B.</text:p>
      <text:p text:style-name="Preformatted_20_Text"/>
      <text:p text:style-name="Preformatted_20_Text">user=# CREATE TABLE following (</text:p>
      <text:p text:style-name="Preformatted_20_Text"><text:s/>followee varchar(50), followers varchar(50)[] );</text:p>
      <text:p text:style-name="Preformatted_20_Text"/>
      <text:p text:style-name="Preformatted_20_Text">user=# INSERT INTO following ( followee , followers) </text:p>
      <text:p text:style-name="Preformatted_20_Text">VALUES</text:p>
      <text:p text:style-name="Preformatted_20_Text">('A', array['X','Y','C']),</text:p>
      <text:p text:style-name="Preformatted_20_Text">('B', array['D']),</text:p>
      <text:p text:style-name="Preformatted_20_Text">('C', array[null]),</text:p>
      <text:p text:style-name="Preformatted_20_Text">('D', array['L','A']),</text:p>
      <text:p text:style-name="Preformatted_20_Text">('X', array[null]),</text:p>
      <text:p text:style-name="Preformatted_20_Text">('Y', array[null]),</text:p>
      <text:p text:style-name="Preformatted_20_Text">('L', array[null]);</text:p>
      <text:p text:style-name="Preformatted_20_Text"/>
      <text:p text:style-name="Preformatted_20_Text">user=# ALTER TABLE following ADD column col_sdf integer;</text:p>
      <text:p text:style-name="Preformatted_20_Text"/>
      <text:p text:style-name="Preformatted_20_Text">user=# CREATE FUNCTION sdf(followee varchar(50), followers varchar(50)[])</text:p>
      <text:p text:style-name="Preformatted_20_Text">RETURNS integer </text:p>
      <text:p text:style-name="Preformatted_20_Text">AS $$</text:p>
      <text:p text:style-name="Preformatted_20_Text">arr = []</text:p>
      <text:p text:style-name="Preformatted_20_Text">for i in followers:</text:p>
      <text:p text:style-name="Preformatted_20_Text"><text:s text:c="4"/>query = "select followers from following where followee = '%s'"</text:p>
      <text:p text:style-name="Preformatted_20_Text"><text:s text:c="4"/>res = plpy.execute(query%i)</text:p>
      <text:p text:style-name="Preformatted_20_Text"><text:s text:c="4"/>if len(res) == 0:</text:p>
      <text:p text:style-name="Preformatted_20_Text"><text:s text:c="8"/>continue</text:p>
      <text:p text:style-name="Preformatted_20_Text"><text:s text:c="4"/>for x in res[0]['followers']:</text:p>
      <text:p text:style-name="Preformatted_20_Text"><text:s text:c="8"/>if x is not None:</text:p>
      <text:p text:style-name="Preformatted_20_Text"><text:s text:c="12"/>arr.append(x)</text:p>
      <text:p text:style-name="Preformatted_20_Text">return len(arr)</text:p>
      <text:p text:style-name="Preformatted_20_Text">$$</text:p>
      <text:p text:style-name="Preformatted_20_Text">LANGUAGE plpythonu;</text:p>
      <text:p text:style-name="Preformatted_20_Text"/>
      <text:p text:style-name="Preformatted_20_Text">user=# UPDATE following </text:p>
      <text:p text:style-name="Preformatted_20_Text">SET col_sdf = sdf(followee, followers)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en" style:country-asian="IN" style:font-name-complex="Lohit Hindi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2T04:19:36</dc:date>
    <dc:creator>vatsal </dc:creator>
    <meta:generator>LibreOffice/3.5$Linux_X86_64 LibreOffice_project/350m1$Build-2</meta:generator>
    <meta:document-statistic meta:table-count="0" meta:image-count="0" meta:object-count="0" meta:page-count="3" meta:paragraph-count="75" meta:word-count="290" meta:character-count="2164" meta:non-whitespace-character-count="1715"/>
  </office:meta>
</office:document-meta>
</file>